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965cm" fo:margin-left="2.021cm" fo:margin-right="2.014cm" table:align="margins"/>
    </style:style>
    <style:style style:name="Tabell1.A" style:family="table-column">
      <style:table-column-properties style:column-width="8.387cm" style:rel-column-width="42397*"/>
    </style:style>
    <style:style style:name="Tabell1.B" style:family="table-column">
      <style:table-column-properties style:column-width="2.302cm" style:rel-column-width="11635*"/>
    </style:style>
    <style:style style:name="Tabell1.C" style:family="table-column">
      <style:table-column-properties style:column-width="2.275cm" style:rel-column-width="11503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2" style:family="table">
      <style:table-properties style:width="12.965cm" fo:margin-left="2.021cm" fo:margin-right="2.014cm" table:align="margins"/>
    </style:style>
    <style:style style:name="Tabell2.A" style:family="table-column">
      <style:table-column-properties style:column-width="8.387cm" style:rel-column-width="42397*"/>
    </style:style>
    <style:style style:name="Tabell2.B" style:family="table-column">
      <style:table-column-properties style:column-width="2.302cm" style:rel-column-width="11635*"/>
    </style:style>
    <style:style style:name="Tabell2.C" style:family="table-column">
      <style:table-column-properties style:column-width="2.275cm" style:rel-column-width="11503*"/>
    </style:style>
    <style:style style:name="Tabell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5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text-underline-style="none"/>
    </style:style>
    <style:style style:name="P9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0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10"/>
      <text:p text:style-name="P11">Sprint 1 <text:s/></text:p>
      <text:p text:style-name="P10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2">UPPGIFT</text:p>
          </table:table-cell>
          <table:table-cell table:style-name="Tabell1.B1" office:value-type="float" office:value="1">
            <text:p text:style-name="P2">1</text:p>
          </table:table-cell>
          <table:table-cell table:style-name="Tabell1.C1" office:value-type="float" office:value="2">
            <text:p text:style-name="P2">2</text:p>
          </table:table-cell>
        </table:table-row>
        <table:table-row table:style-name="Tabell1.2">
          <table:table-cell table:style-name="Tabell1.A2" office:value-type="string">
            <text:p text:style-name="P3"/>
            <text:p text:style-name="P5">Plugga/läsa på/googla kod-teknikerna </text:p>
            <text:p text:style-name="P5">jag kommer att behöva använda.<text:line-break/>(JSON m.m)<text:line-break/></text:p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3" office:value-type="string">
            <text:p text:style-name="P3"/>
            <text:p text:style-name="P3">Utforma HTML strukturen</text:p>
            <text:p text:style-name="Table_20_Contents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2" office:value-type="string">
            <text:p text:style-name="P3"/>
            <text:p text:style-name="P4">Påbörja CSS.</text:p>
            <text:p text:style-name="P3">(Designa bakgrund, storlek på huvudfönstret, bestäm teckensnitt)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>
          <table:table-cell table:style-name="Tabell1.A2" office:value-type="string">
            <text:p text:style-name="P3"/>
            <text:p text:style-name="P3">Skapa en ikon 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 table:style-name="Tabell1.6">
          <table:table-cell table:style-name="Tabell1.A2" office:value-type="string">
            <text:p text:style-name="P3">Påbörja JavaScript.</text:p>
            <text:p text:style-name="P3">(skapa de objekt som behövs till en början)</text:p>
          </table:table-cell>
          <table:table-cell table:style-name="Tabell1.B2">
            <text:p text:style-name="P3"/>
          </table:table-cell>
          <table:table-cell table:style-name="Tabell1.C2" office:value-type="float" office:value="2">
            <text:p text:style-name="P3">2</text:p>
          </table:table-cell>
        </table:table-row>
      </table:table>
      <text:p text:style-name="P10"/>
      <text:p text:style-name="P10"/>
      <text:p text:style-name="P11">Sprint 2 <text:s/></text:p>
      <text:p text:style-name="P10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2">UPPGIFT</text:p>
          </table:table-cell>
          <table:table-cell table:style-name="Tabell2.B1" office:value-type="float" office:value="1">
            <text:p text:style-name="P2">1</text:p>
          </table:table-cell>
          <table:table-cell table:style-name="Tabell2.C1" office:value-type="float" office:value="2">
            <text:p text:style-name="P2">2</text:p>
          </table:table-cell>
        </table:table-row>
        <table:table-row table:style-name="Tabell2.2">
          <table:table-cell table:style-name="Tabell2.A2" office:value-type="string">
            <text:p text:style-name="P3"/>
            <text:p text:style-name="P5">Plugga/läsa på/googla kod-teknikerna </text:p>
            <text:p text:style-name="P5">jag kommer att behöva använda.<text:line-break/></text:p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3" office:value-type="string">
            <text:p text:style-name="P3"/>
            <text:p text:style-name="P3">xxx</text:p>
            <text:p text:style-name="Table_20_Contents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2" office:value-type="string">
            <text:p text:style-name="P3"/>
            <text:p text:style-name="P4">Fortsätta CSS.</text:p>
            <text:p text:style-name="P3">(Designa bakgrund, storlek på huvudfönstret, bestäm teckensnitt)</text:p>
            <text:p text:style-name="P3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0">
            <text:p text:style-name="P3">0</text:p>
          </table:table-cell>
        </table:table-row>
        <table:table-row>
          <table:table-cell table:style-name="Tabell2.A2" office:value-type="string">
            <text:p text:style-name="P3"/>
            <text:p text:style-name="P3">Fortsätta grundarebetet med JavaScript.</text:p>
            <text:p text:style-name="P3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0">
            <text:p text:style-name="P3">0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6T22:45:52.39</dc:date>
    <meta:editing-duration>P1DT20H1M</meta:editing-duration>
    <meta:editing-cycles>79</meta:editing-cycles>
    <meta:generator>OpenOffice.org/3.3$Win32 OpenOffice.org_project/330m20$Build-9567</meta:generator>
    <meta:document-statistic meta:table-count="2" meta:image-count="0" meta:object-count="0" meta:page-count="1" meta:paragraph-count="40" meta:word-count="86" meta:character-count="511"/>
  </office:meta>
</office:document-meta>
</file>